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RStoreMailet.getMail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StoreMailet.init( MailetConfig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CRStoreMailet.service( Mail mai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JCRStoreMailet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RStoreMailet.getMai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